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fa77c" officeooo:paragraph-rsid="001fa77c" style:font-weight-asian="bold" style:font-weight-complex="bold"/>
    </style:style>
    <style:style style:name="P2" style:family="paragraph" style:parent-style-name="Standard">
      <style:text-properties fo:font-weight="normal" officeooo:rsid="001fa77c" officeooo:paragraph-rsid="001fa77c" style:font-weight-asian="normal" style:font-weight-complex="normal"/>
    </style:style>
    <style:style style:name="P3" style:family="paragraph" style:parent-style-name="Standard" style:list-style-name="L1">
      <style:text-properties fo:font-weight="bold" officeooo:rsid="001fa77c" officeooo:paragraph-rsid="001fa77c" style:font-weight-asian="bold" style:font-weight-complex="bold"/>
    </style:style>
    <style:style style:name="P4" style:family="paragraph" style:parent-style-name="Footnote">
      <style:text-properties fo:font-variant="normal" fo:text-transform="none" style:text-position="0% 100%" fo:font-style="normal" style:text-underline-style="none" fo:font-weight="normal"/>
    </style:style>
    <style:style style:name="P5" style:family="paragraph" style:parent-style-name="Standard" style:list-style-name="L1">
      <style:text-properties fo:font-weight="normal" officeooo:rsid="001fa77c" officeooo:paragraph-rsid="001fa77c" style:font-weight-asian="normal" style:font-weight-complex="normal"/>
    </style:style>
    <style:style style:name="P6" style:family="paragraph" style:parent-style-name="Standard" style:list-style-name="L2">
      <style:text-properties fo:font-weight="bold" officeooo:rsid="001fa77c" officeooo:paragraph-rsid="001fa77c" style:font-weight-asian="bold" style:font-weight-complex="bold"/>
    </style:style>
    <style:style style:name="P7" style:family="paragraph" style:parent-style-name="Standard" style:list-style-name="L3">
      <style:text-properties fo:font-weight="bold" officeooo:rsid="001fa77c" officeooo:paragraph-rsid="0020994f" style:font-weight-asian="bold" style:font-weight-complex="bold"/>
    </style:style>
    <style:style style:name="P8" style:family="paragraph" style:parent-style-name="Standard">
      <style:text-properties style:font-name="Liberation Serif" fo:font-weight="normal" officeooo:rsid="0020994f" officeooo:paragraph-rsid="0020994f" style:font-weight-asian="normal" style:font-weight-complex="normal"/>
    </style:style>
    <style:style style:name="P9" style:family="paragraph" style:parent-style-name="Standard" style:list-style-name="L4">
      <style:text-properties style:font-name="Liberation Serif" fo:font-weight="normal" officeooo:rsid="0020994f" officeooo:paragraph-rsid="0020994f" style:font-weight-asian="normal" style:font-weight-complex="normal"/>
    </style:style>
    <style:style style:name="P10" style:family="paragraph" style:parent-style-name="Standard">
      <style:text-properties style:font-name="Liberation Serif" fo:font-weight="normal" officeooo:rsid="0020994f" officeooo:paragraph-rsid="0020994f" style:font-name-asian="Noto Serif CJK SC" style:font-weight-asian="normal" style:font-name-complex="Noto Sans Devanagari1" style:font-weight-complex="normal"/>
    </style:style>
    <style:style style:name="P11" style:family="paragraph" style:parent-style-name="Standard">
      <style:text-properties style:font-name="Liberation Serif" fo:font-weight="normal" officeooo:rsid="00210aa1" officeooo:paragraph-rsid="00210aa1" style:font-name-asian="Noto Serif CJK SC" style:font-weight-asian="normal" style:font-name-complex="Noto Sans Devanagari1" style:font-weight-complex="normal"/>
    </style:style>
    <style:style style:name="P12" style:family="paragraph" style:parent-style-name="Standard">
      <style:text-properties style:font-name="Liberation Serif" fo:font-weight="bold" officeooo:rsid="00210aa1" officeooo:paragraph-rsid="00210aa1" style:font-name-asian="Noto Serif CJK SC" style:font-weight-asian="bold" style:font-name-complex="Noto Sans Devanagari1" style:font-weight-complex="bold"/>
    </style:style>
    <style:style style:name="P13" style:family="paragraph" style:parent-style-name="Standard" style:list-style-name="L5">
      <style:text-properties style:font-name="Liberation Serif" fo:font-weight="normal" officeooo:rsid="00210aa1" officeooo:paragraph-rsid="00210aa1" style:font-name-asian="Noto Serif CJK SC" style:font-weight-asian="normal" style:font-name-complex="Noto Sans Devanagari1" style:font-weight-complex="normal"/>
    </style:style>
    <style:style style:name="P14" style:family="paragraph" style:parent-style-name="Text_20_body">
      <style:text-properties style:font-name="Liberation Serif" fo:font-weight="normal" officeooo:rsid="0021991d" officeooo:paragraph-rsid="0021991d" style:font-name-asian="Noto Serif CJK SC" style:font-weight-asian="normal" style:font-name-complex="Noto Sans Devanagari1" style:font-weight-complex="normal"/>
    </style:style>
    <style:style style:name="P15" style:family="paragraph" style:parent-style-name="Text_20_body">
      <style:text-properties style:font-name="Liberation Serif" officeooo:rsid="0021991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Liberation Serif" officeooo:rsid="0020994f"/>
    </style:style>
    <style:style style:name="T4" style:family="text">
      <style:text-properties style:font-name-asian="Liberation Serif" style:font-name-complex="Liberation Serif"/>
    </style:style>
    <style:style style:name="T5" style:family="text">
      <style:text-properties style:font-name-asian="Noto Serif CJK SC" style:font-name-complex="Noto Sans Devanagari1"/>
    </style:style>
    <style:style style:name="T6" style:family="text">
      <style:text-properties fo:font-weight="bold" style:font-name-asian="Noto Serif CJK SC" style:font-weight-asian="bold" style:font-name-complex="Noto Sans Devanagari1" style:font-weight-complex="bold"/>
    </style:style>
    <style:style style:name="T7" style:family="text">
      <style:text-properties officeooo:rsid="0022ebf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roblem">
        <text:p text:style-name="P1">Problem</text:p>
        <text:p text:style-name="P2">Consumer GPUs are expensive, energy-hungry assets that sit idle most of the day, and are replaced on short cycles. Meanwhile, demand for inference keeps rising.</text:p>
        <text:p text:style-name="P1"/>
        <text:list text:style-name="L1">
          <text:list-item>
            <text:p text:style-name="P3"><text:span text:style-name="T1">Newzoo estimates </text:span>936M PC players <text:span text:style-name="T1">in 2025</text:span><text:span text:style-name="T1"><text:note text:id="ftn0" text:note-class="footnote"><text:note-citation>1</text:note-citation><text:note-body><text:p text:style-name="P4"><text:reference-mark-start text:name="ZOTERO_ITEM CSL_CITATION {&quot;citationID&quot;:&quot;JhoKMmlq&quot;,&quot;properties&quot;:{&quot;formattedCitation&quot;:&quot;\\uc0\\u8220{}Global Games Market to Hit $189 Billion in 2025 as Growth Shifts to Console.\\uc0\\u8221{}&quot;,&quot;plainCitation&quot;:&quot;“Global Games Market to Hit $189 Billion in 2025 as Growth Shifts to Console.”&quot;,&quot;noteIndex&quot;:1},&quot;citationItems&quot;:[{&quot;id&quot;:189,&quot;uris&quot;:[&quot;http://zotero.org/users/19086629/items/738FZI7Q&quot;],&quot;itemData&quot;:{&quot;id&quot;:189,&quot;type&quot;:&quot;post-weblog&quot;,&quot;abstract&quot;:&quot;This article highlights the key global games market estimates and forecasts for 2025 and what’s ahead in the years to come.&quot;,&quot;container-title&quot;:&quot;Newzoo&quot;,&quot;language&quot;:&quot;en&quot;,&quot;title&quot;:&quot;Global games market to hit $189 billion in 2025 as growth shifts to console&quot;,&quot;URL&quot;:&quot;https://newzoo.com/resources/blog/global-games-market-to-hit-189-billion-in-2025&quot;,&quot;accessed&quot;:{&quot;date-parts&quot;:[[&quot;2025&quot;,12,15]]},&quot;issued&quot;:{&quot;date-parts&quot;:[[&quot;2025&quot;,9,9]]}}}],&quot;schema&quot;:&quot;https://github.com/citation-style-language/schema/raw/master/csl-citation.json&quot;} RNDNUzmXgslTx"/>“Global Games Market to Hit $189 Billion in 2025 as Growth Shifts to Console.”<text:reference-mark-end text:name="ZOTERO_ITEM CSL_CITATION {&quot;citationID&quot;:&quot;JhoKMmlq&quot;,&quot;properties&quot;:{&quot;formattedCitation&quot;:&quot;\\uc0\\u8220{}Global Games Market to Hit $189 Billion in 2025 as Growth Shifts to Console.\\uc0\\u8221{}&quot;,&quot;plainCitation&quot;:&quot;“Global Games Market to Hit $189 Billion in 2025 as Growth Shifts to Console.”&quot;,&quot;noteIndex&quot;:1},&quot;citationItems&quot;:[{&quot;id&quot;:189,&quot;uris&quot;:[&quot;http://zotero.org/users/19086629/items/738FZI7Q&quot;],&quot;itemData&quot;:{&quot;id&quot;:189,&quot;type&quot;:&quot;post-weblog&quot;,&quot;abstract&quot;:&quot;This article highlights the key global games market estimates and forecasts for 2025 and what’s ahead in the years to come.&quot;,&quot;container-title&quot;:&quot;Newzoo&quot;,&quot;language&quot;:&quot;en&quot;,&quot;title&quot;:&quot;Global games market to hit $189 billion in 2025 as growth shifts to console&quot;,&quot;URL&quot;:&quot;https://newzoo.com/resources/blog/global-games-market-to-hit-189-billion-in-2025&quot;,&quot;accessed&quot;:{&quot;date-parts&quot;:[[&quot;2025&quot;,12,15]]},&quot;issued&quot;:{&quot;date-parts&quot;:[[&quot;2025&quot;,9,9]]}}}],&quot;schema&quot;:&quot;https://github.com/citation-style-language/schema/raw/master/csl-citation.json&quot;} RNDNUzmXgslTx"/></text:p></text:note-body></text:note></text:span><text:span text:style-name="T1">.</text:span></text:p>
          </text:list-item>
          <text:list-item>
            <text:p text:style-name="P5">Steam has <text:span text:style-name="T2">132M monthly active users</text:span><text:span text:style-name="T2"><text:note text:id="ftn1" text:note-class="footnote"><text:note-citation>2</text:note-citation><text:note-body><text:p text:style-name="P4"><text:reference-mark-start text:name="ZOTERO_ITEM CSL_CITATION {&quot;citationID&quot;:&quot;EpdmBPNJ&quot;,&quot;properties&quot;:{&quot;formattedCitation&quot;:&quot;Backlinko, \\uc0\\u8220{}Steam Usage and Catalog Stats for 2025.\\uc0\\u8221{}&quot;,&quot;plainCitation&quot;:&quot;Backlinko, “Steam Usage and Catalog Stats for 2025.”&quot;,&quot;noteIndex&quot;:2},&quot;citationItems&quot;:[{&quot;id&quot;:191,&quot;uris&quot;:[&quot;http://zotero.org/users/19086629/items/WI85EJ4Q&quot;],&quot;itemData&quot;:{&quot;id&quot;:191,&quot;type&quot;:&quot;webpage&quot;,&quot;abstract&quot;:&quot;Interesting Steam user stats. Includes data on users, games, and more.&quot;,&quot;container-title&quot;:&quot;Backlinko&quot;,&quot;language&quot;:&quot;en-US&quot;,&quot;title&quot;:&quot;Steam Usage and Catalog Stats for 2025&quot;,&quot;URL&quot;:&quot;https://backlinko.com/steam-users&quot;,&quot;accessed&quot;:{&quot;date-parts&quot;:[[&quot;2025&quot;,12,15]]},&quot;issued&quot;:{&quot;date-parts&quot;:[[&quot;2023&quot;,3,17]]}}}],&quot;schema&quot;:&quot;https://github.com/citation-style-language/schema/raw/master/csl-citation.json&quot;} RND7RVj0e2A0u"/>Backlinko, “Steam Usage and Catalog Stats for 2025.”<text:reference-mark-end text:name="ZOTERO_ITEM CSL_CITATION {&quot;citationID&quot;:&quot;EpdmBPNJ&quot;,&quot;properties&quot;:{&quot;formattedCitation&quot;:&quot;Backlinko, \\uc0\\u8220{}Steam Usage and Catalog Stats for 2025.\\uc0\\u8221{}&quot;,&quot;plainCitation&quot;:&quot;Backlinko, “Steam Usage and Catalog Stats for 2025.”&quot;,&quot;noteIndex&quot;:2},&quot;citationItems&quot;:[{&quot;id&quot;:191,&quot;uris&quot;:[&quot;http://zotero.org/users/19086629/items/WI85EJ4Q&quot;],&quot;itemData&quot;:{&quot;id&quot;:191,&quot;type&quot;:&quot;webpage&quot;,&quot;abstract&quot;:&quot;Interesting Steam user stats. Includes data on users, games, and more.&quot;,&quot;container-title&quot;:&quot;Backlinko&quot;,&quot;language&quot;:&quot;en-US&quot;,&quot;title&quot;:&quot;Steam Usage and Catalog Stats for 2025&quot;,&quot;URL&quot;:&quot;https://backlinko.com/steam-users&quot;,&quot;accessed&quot;:{&quot;date-parts&quot;:[[&quot;2025&quot;,12,15]]},&quot;issued&quot;:{&quot;date-parts&quot;:[[&quot;2023&quot;,3,17]]}}}],&quot;schema&quot;:&quot;https://github.com/citation-style-language/schema/raw/master/csl-citation.json&quot;} RND7RVj0e2A0u"/></text:p></text:note-body></text:note></text:span>(order-of-magnitude proxy for “gaming PCs online”).</text:p>
          </text:list-item>
        </text:list>
        <text:p text:style-name="P1">Hypothesis</text:p>
        <text:p text:style-name="P2">If even a small fraction of consumer-owned GPUs could be pooled, they could provide meaningful inference capacity during idle hours, extending the useful life of hardware and reducing “wasted” capital.</text:p>
        <text:p text:style-name="P1">Key observation: lots of idle time exists</text:p>
        <text:p text:style-name="P2">Playtime is not 24/7. Newzoo reports PC/console playtime has fallen materially from the pandemic peak (down <text:span text:style-name="Strong_20_Emphasis">~26% from 2021–2023</text:span>)<text:note text:id="ftn2" text:note-class="footnote"><text:note-citation>3</text:note-citation><text:note-body><text:p text:style-name="P4"><text:reference-mark-start text:name="ZOTERO_ITEM CSL_CITATION {&quot;citationID&quot;:&quot;bFBcSiTt&quot;,&quot;properties&quot;:{&quot;formattedCitation&quot;:&quot;\\uc0\\u8220{}Playtime Has Decreased since the Start of 2021 across the PC and Console Market.\\uc0\\u8221{}&quot;,&quot;plainCitation&quot;:&quot;“Playtime Has Decreased since the Start of 2021 across the PC and Console Market.”&quot;,&quot;noteIndex&quot;:3},&quot;citationItems&quot;:[{&quot;id&quot;:193,&quot;uris&quot;:[&quot;http://zotero.org/users/19086629/items/E953VIFC&quot;],&quot;itemData&quot;:{&quot;id&quot;:193,&quot;type&quot;:&quot;post-weblog&quot;,&quot;abstract&quot;:&quot;While PC and console may be growing, playtime is declining. This article gives you a glimpse into how our new report covers gaming engagement.&quot;,&quot;container-title&quot;:&quot;Newzoo&quot;,&quot;language&quot;:&quot;en&quot;,&quot;title&quot;:&quot;Playtime has decreased since the start of 2021 across the PC and console market&quot;,&quot;URL&quot;:&quot;https://newzoo.com/resources/blog/playtime-has-decreased-since-the-start-of-2021-across-the-pc-and-console-market&quot;,&quot;accessed&quot;:{&quot;date-parts&quot;:[[&quot;2025&quot;,12,15]]},&quot;issued&quot;:{&quot;date-parts&quot;:[[&quot;2024&quot;,4,2]]}}}],&quot;schema&quot;:&quot;https://github.com/citation-style-language/schema/raw/master/csl-citation.json&quot;} RNDoszjZ8p1GP"/>“Playtime Has Decreased since the Start of 2021 across the PC and Console Market.”<text:reference-mark-end text:name="ZOTERO_ITEM CSL_CITATION {&quot;citationID&quot;:&quot;bFBcSiTt&quot;,&quot;properties&quot;:{&quot;formattedCitation&quot;:&quot;\\uc0\\u8220{}Playtime Has Decreased since the Start of 2021 across the PC and Console Market.\\uc0\\u8221{}&quot;,&quot;plainCitation&quot;:&quot;“Playtime Has Decreased since the Start of 2021 across the PC and Console Market.”&quot;,&quot;noteIndex&quot;:3},&quot;citationItems&quot;:[{&quot;id&quot;:193,&quot;uris&quot;:[&quot;http://zotero.org/users/19086629/items/E953VIFC&quot;],&quot;itemData&quot;:{&quot;id&quot;:193,&quot;type&quot;:&quot;post-weblog&quot;,&quot;abstract&quot;:&quot;While PC and console may be growing, playtime is declining. This article gives you a glimpse into how our new report covers gaming engagement.&quot;,&quot;container-title&quot;:&quot;Newzoo&quot;,&quot;language&quot;:&quot;en&quot;,&quot;title&quot;:&quot;Playtime has decreased since the start of 2021 across the PC and console market&quot;,&quot;URL&quot;:&quot;https://newzoo.com/resources/blog/playtime-has-decreased-since-the-start-of-2021-across-the-pc-and-console-market&quot;,&quot;accessed&quot;:{&quot;date-parts&quot;:[[&quot;2025&quot;,12,15]]},&quot;issued&quot;:{&quot;date-parts&quot;:[[&quot;2024&quot;,4,2]]}}}],&quot;schema&quot;:&quot;https://github.com/citation-style-language/schema/raw/master/csl-citation.json&quot;} RNDoszjZ8p1GP"/></text:p></text:note-body></text:note>. </text:p>
        <text:p text:style-name="P2">That implies large windows where GPUs are underutilized.</text:p>
        <text:p text:style-name="P1">Back-of-envelope capacity sizing</text:p>
        <text:p text:style-name="P2">Define</text:p>
        <text:list text:style-name="L2">
          <text:list-item>
            <text:p text:style-name="P6">N <text:span text:style-name="T1">= number of eligible consumer GPUs participating</text:span></text:p>
          </text:list-item>
          <text:list-item>
            <text:p text:style-name="P6">h/day<text:span text:style-name="T1"> = average idle hours contributed</text:span></text:p>
          </text:list-item>
          <text:list-item>
            <text:p text:style-name="P6">tps <text:span text:style-name="T1">= tokens/sec per GPU for a target model class</text:span></text:p>
          </text:list-item>
          <text:list-item>
            <text:p text:style-name="P6">U <text:span text:style-name="T1">= utilization efficency (network + scheduling losses)</text:span></text:p>
          </text:list-item>
        </text:list>
        <text:p text:style-name="P2">Then</text:p>
        <text:list text:style-name="L3">
          <text:list-item>
            <text:p text:style-name="P7">tokens/day<text:span text:style-name="T1"> </text:span>= N <text:span text:style-name="T3">× h/day </text:span><text:span text:style-name="T3">× 3600 × tps × U</text:span></text:p>
          </text:list-item>
        </text:list>
        <text:p text:style-name="P8">Example (illustrative):</text:p>
        <text:list text:style-name="L4">
          <text:list-item>
            <text:p text:style-name="P9">N = <text:span text:style-name="T2">100,000 </text:span>participating GPUs (&lt;&lt; Steam MAU)</text:p>
          </text:list-item>
          <text:list-item>
            <text:p text:style-name="P9">h/day = <text:span text:style-name="T2">8</text:span> hours contributed</text:p>
          </text:list-item>
          <text:list-item>
            <text:p text:style-name="P9">tps = <text:span text:style-name="T2">1 tokens/sec</text:span> (depends heavily on model / quantization)</text:p>
          </text:list-item>
          <text:list-item>
            <text:p text:style-name="P9">U = <text:span text:style-name="T2">0.5</text:span></text:p>
          </text:list-item>
        </text:list>
        <text:p text:style-name="P8">Tokens / day <text:span text:style-name="T4">≈</text:span><text:span text:style-name="T5"> 1e5 </text:span><text:span text:style-name="T6">× </text:span><text:span text:style-name="T5">8</text:span><text:span text:style-name="T6"> </text:span><text:span text:style-name="T6">× </text:span><text:span text:style-name="T5">3600 </text:span><text:span text:style-name="T6">× </text:span><text:span text:style-name="T5">1 </text:span><text:span text:style-name="T6">× </text:span><text:span text:style-name="T5">0.5</text:span></text:p>
        <text:p text:style-name="P10"><text:s text:c="22"/><text:span text:style-name="T4">≈ 1e5 </text:span><text:span text:style-name="T2">× </text:span>14400</text:p>
        <text:p text:style-name="P10"><text:s text:c="22"/><text:span text:style-name="T4">≈</text:span> 1.44e10 tokens/day</text:p>
        <text:p text:style-name="P10"/>
        <text:p text:style-name="P11">Steam’s GPU distribution show modern-ish GPUs are widely deployed (e.g. RTX 4060 laptop GPU and RTX 3060 laptop GPU are the top entries)<text:note text:id="ftn3" text:note-class="footnote"><text:note-citation>4</text:note-citation><text:note-body><text:p text:style-name="P4"><text:reference-mark-start text:name="ZOTERO_ITEM CSL_CITATION {&quot;citationID&quot;:&quot;IethQNWo&quot;,&quot;properties&quot;:{&quot;formattedCitation&quot;:&quot;\\uc0\\u8220{}Steam Hardware &amp; Software Survey.\\uc0\\u8221{}&quot;,&quot;plainCitation&quot;:&quot;“Steam Hardware &amp; Software Survey.”&quot;,&quot;noteIndex&quot;:4},&quot;citationItems&quot;:[{&quot;id&quot;:195,&quot;uris&quot;:[&quot;http://zotero.org/users/19086629/items/RIA9ZT3P&quot;],&quot;itemData&quot;:{&quot;id&quot;:195,&quot;type&quot;:&quot;webpage&quot;,&quot;title&quot;:&quot;Steam Hardware &amp; Software Survey&quot;,&quot;URL&quot;:&quot;https://store.steampowered.com/hwsurvey/videocard/?utm_source=chatgpt.com&quot;,&quot;accessed&quot;:{&quot;date-parts&quot;:[[&quot;2025&quot;,12,15]]}}}],&quot;schema&quot;:&quot;https://github.com/citation-style-language/schema/raw/master/csl-citation.json&quot;} RNDx2BlJltYsK"/>“Steam Hardware &amp; Software Survey.”<text:reference-mark-end text:name="ZOTERO_ITEM CSL_CITATION {&quot;citationID&quot;:&quot;IethQNWo&quot;,&quot;properties&quot;:{&quot;formattedCitation&quot;:&quot;\\uc0\\u8220{}Steam Hardware &amp; Software Survey.\\uc0\\u8221{}&quot;,&quot;plainCitation&quot;:&quot;“Steam Hardware &amp; Software Survey.”&quot;,&quot;noteIndex&quot;:4},&quot;citationItems&quot;:[{&quot;id&quot;:195,&quot;uris&quot;:[&quot;http://zotero.org/users/19086629/items/RIA9ZT3P&quot;],&quot;itemData&quot;:{&quot;id&quot;:195,&quot;type&quot;:&quot;webpage&quot;,&quot;title&quot;:&quot;Steam Hardware &amp; Software Survey&quot;,&quot;URL&quot;:&quot;https://store.steampowered.com/hwsurvey/videocard/?utm_source=chatgpt.com&quot;,&quot;accessed&quot;:{&quot;date-parts&quot;:[[&quot;2025&quot;,12,15]]}}}],&quot;schema&quot;:&quot;https://github.com/citation-style-language/schema/raw/master/csl-citation.json&quot;} RNDx2BlJltYsK"/></text:p></text:note-body></text:note>. This suggests a nontrivial base of machines that can run quantized 7B-8B class models locally.</text:p>
        <text:p text:style-name="P11"/>
        <text:p text:style-name="P12">Constraints</text:p>
        <text:list text:style-name="L5">
          <text:list-item>
            <text:p text:style-name="P13">Reliability: churn, NAT, sleep states, throttling</text:p>
          </text:list-item>
          <text:list-item>
            <text:p text:style-name="P13">Security: untrusted workers, data privacy, model theft</text:p>
          </text:list-item>
          <text:list-item>
            <text:p text:style-name="P13">Verification: ensuring work was not faked</text:p>
          </text:list-item>
          <text:list-item>
            <text:p text:style-name="P13">Latency: many inference workloads are latency-sensitive</text:p>
          </text:list-item>
          <text:list-item>
            <text:p text:style-name="P13">Economics: electricity cost vs. revenue, wear-and-tear, incentives</text:p>
          </text:list-item>
        </text:list>
        <text:p text:style-name="P11"/>
        <text:p text:style-name="P14"><text:soft-page-break/><text:span text:style-name="T7">Petals</text:span><text:note text:id="ftn4" text:note-class="footnote"><text:note-citation>5</text:note-citation><text:note-body><text:p text:style-name="P4"><text:reference-mark-start text:name="ZOTERO_ITEM CSL_CITATION {&quot;citationID&quot;:&quot;bFWQckGS&quot;,&quot;properties&quot;:{&quot;formattedCitation&quot;:&quot;Borzunov et al., \\uc0\\u8220{}Petals.\\uc0\\u8221{}&quot;,&quot;plainCitation&quot;:&quot;Borzunov et al., “Petals.”&quot;,&quot;noteIndex&quot;:5},&quot;citationItems&quot;:[{&quot;id&quot;:184,&quot;uris&quot;:[&quot;http://zotero.org/users/19086629/items/GB7HEE7Q&quot;],&quot;itemData&quot;:{&quot;id&quot;:184,&quot;type&quot;:&quot;article&quot;,&quot;abstract&quot;:&quot;Many NLP tasks beneﬁt from using large language models (LLMs) that often have more than 100 billion parameters. With the release of BLOOM-176B and OPT-175B, everyone can download pretrained models of this scale. Still, using these models requires highend hardware unavailable to many researchers. In some cases, LLMs can be used more affordably via RAM ofﬂoading or hosted APIs. However, these techniques have innate limitations: ofﬂoading is too slow for interactive inference, while APIs are not ﬂexible enough for research that requires access to weights, attention or logits. In this work, we propose PETALS1 — a system for inference and ﬁne-tuning of large models collaboratively by joining the resources of multiple parties. We demonstrate that this strategy outperforms ofﬂoading for very large models, running inference of BLOOM-176B on consumer GPUs with ≈ 1 step per second, which is enough for many interactive LLM applications. Unlike most inference APIs, PETALS also natively exposes hidden states of served models, allowing to train and share custom model extensions based on efﬁcient ﬁne-tuning methods.&quot;,&quot;DOI&quot;:&quot;10.48550/arXiv.2209.01188&quot;,&quot;language&quot;:&quot;en&quot;,&quot;note&quot;:&quot;arXiv:2209.01188 [cs]&quot;,&quot;number&quot;:&quot;arXiv:2209.01188&quot;,&quot;publisher&quot;:&quot;arXiv&quot;,&quot;source&quot;:&quot;arXiv.org&quot;,&quot;title&quot;:&quot;Petals: Collaborative Inference and Fine-tuning of Large Models&quot;,&quot;title-short&quot;:&quot;Petals&quot;,&quot;URL&quot;:&quot;http://arxiv.org/abs/2209.01188&quot;,&quot;author&quot;:[{&quot;family&quot;:&quot;Borzunov&quot;,&quot;given&quot;:&quot;Alexander&quot;},{&quot;family&quot;:&quot;Baranchuk&quot;,&quot;given&quot;:&quot;Dmitry&quot;},{&quot;family&quot;:&quot;Dettmers&quot;,&quot;given&quot;:&quot;Tim&quot;},{&quot;family&quot;:&quot;Ryabinin&quot;,&quot;given&quot;:&quot;Max&quot;},{&quot;family&quot;:&quot;Belkada&quot;,&quot;given&quot;:&quot;Younes&quot;},{&quot;family&quot;:&quot;Chumachenko&quot;,&quot;given&quot;:&quot;Artem&quot;},{&quot;family&quot;:&quot;Samygin&quot;,&quot;given&quot;:&quot;Pavel&quot;},{&quot;family&quot;:&quot;Raffel&quot;,&quot;given&quot;:&quot;Colin&quot;}],&quot;accessed&quot;:{&quot;date-parts&quot;:[[&quot;2025&quot;,12,14]]},&quot;issued&quot;:{&quot;date-parts&quot;:[[&quot;2023&quot;,3,2]]}}}],&quot;schema&quot;:&quot;https://github.com/citation-style-language/schema/raw/master/csl-citation.json&quot;} RNDcNbJqAP1i0"/>Borzunov et al., “Petals.”<text:reference-mark-end text:name="ZOTERO_ITEM CSL_CITATION {&quot;citationID&quot;:&quot;bFWQckGS&quot;,&quot;properties&quot;:{&quot;formattedCitation&quot;:&quot;Borzunov et al., \\uc0\\u8220{}Petals.\\uc0\\u8221{}&quot;,&quot;plainCitation&quot;:&quot;Borzunov et al., “Petals.”&quot;,&quot;noteIndex&quot;:5},&quot;citationItems&quot;:[{&quot;id&quot;:184,&quot;uris&quot;:[&quot;http://zotero.org/users/19086629/items/GB7HEE7Q&quot;],&quot;itemData&quot;:{&quot;id&quot;:184,&quot;type&quot;:&quot;article&quot;,&quot;abstract&quot;:&quot;Many NLP tasks beneﬁt from using large language models (LLMs) that often have more than 100 billion parameters. With the release of BLOOM-176B and OPT-175B, everyone can download pretrained models of this scale. Still, using these models requires highend hardware unavailable to many researchers. In some cases, LLMs can be used more affordably via RAM ofﬂoading or hosted APIs. However, these techniques have innate limitations: ofﬂoading is too slow for interactive inference, while APIs are not ﬂexible enough for research that requires access to weights, attention or logits. In this work, we propose PETALS1 — a system for inference and ﬁne-tuning of large models collaboratively by joining the resources of multiple parties. We demonstrate that this strategy outperforms ofﬂoading for very large models, running inference of BLOOM-176B on consumer GPUs with ≈ 1 step per second, which is enough for many interactive LLM applications. Unlike most inference APIs, PETALS also natively exposes hidden states of served models, allowing to train and share custom model extensions based on efﬁcient ﬁne-tuning methods.&quot;,&quot;DOI&quot;:&quot;10.48550/arXiv.2209.01188&quot;,&quot;language&quot;:&quot;en&quot;,&quot;note&quot;:&quot;arXiv:2209.01188 [cs]&quot;,&quot;number&quot;:&quot;arXiv:2209.01188&quot;,&quot;publisher&quot;:&quot;arXiv&quot;,&quot;source&quot;:&quot;arXiv.org&quot;,&quot;title&quot;:&quot;Petals: Collaborative Inference and Fine-tuning of Large Models&quot;,&quot;title-short&quot;:&quot;Petals&quot;,&quot;URL&quot;:&quot;http://arxiv.org/abs/2209.01188&quot;,&quot;author&quot;:[{&quot;family&quot;:&quot;Borzunov&quot;,&quot;given&quot;:&quot;Alexander&quot;},{&quot;family&quot;:&quot;Baranchuk&quot;,&quot;given&quot;:&quot;Dmitry&quot;},{&quot;family&quot;:&quot;Dettmers&quot;,&quot;given&quot;:&quot;Tim&quot;},{&quot;family&quot;:&quot;Ryabinin&quot;,&quot;given&quot;:&quot;Max&quot;},{&quot;family&quot;:&quot;Belkada&quot;,&quot;given&quot;:&quot;Younes&quot;},{&quot;family&quot;:&quot;Chumachenko&quot;,&quot;given&quot;:&quot;Artem&quot;},{&quot;family&quot;:&quot;Samygin&quot;,&quot;given&quot;:&quot;Pavel&quot;},{&quot;family&quot;:&quot;Raffel&quot;,&quot;given&quot;:&quot;Colin&quot;}],&quot;accessed&quot;:{&quot;date-parts&quot;:[[&quot;2025&quot;,12,14]]},&quot;issued&quot;:{&quot;date-parts&quot;:[[&quot;2023&quot;,3,2]]}}}],&quot;schema&quot;:&quot;https://github.com/citation-style-language/schema/raw/master/csl-citation.json&quot;} RNDcNbJqAP1i0"/></text:p></text:note-body></text:note> demonstrates that large-scale collaborative inference is technically feasible on consumer GPUs by sharding model layers across many independent machines. The system achieves competitive real-world throughput on heterogeneous, globally distributed hardware and can outperform RAM- or SSD-based offloading for very large models.</text:p>
        <text:p text:style-name="P15">PETALS, however, assumes cooperative participants and does not address the economic incentives required to sustain such a system in an adversarial setting, leaving incentive mechanisms to future work. In contrast, our work focuses on the incentive layer: we design a trust-unnecessary mechanism in which honest computation is the dominant economic strategy, making protocol compliance cheaper than deviation even in the presence of self-interested or malicious actor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a77c" officeooo:paragraph-rsid="001fa77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urning Idle Consumer GPUs into Useful Inference Capacity</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5T17:28:07.807021819</meta:creation-date>
    <dc:date>2025-12-15T18:10:26.982823433</dc:date>
    <meta:editing-duration>PT6M57S</meta:editing-duration>
    <meta:editing-cycles>2</meta:editing-cycles>
    <meta:generator>LibreOffice/25.2.7.2$Linux_X86_64 LibreOffice_project/520$Build-2</meta:generator>
    <meta:document-statistic meta:table-count="0" meta:image-count="0" meta:object-count="0" meta:page-count="2" meta:paragraph-count="40" meta:word-count="454" meta:character-count="2943" meta:non-whitespace-character-count="2501"/>
    <meta:user-defined meta:name="ZOTERO_PREF_1">&lt;data data-version="3" zotero-version="7.0.30"&gt;&lt;session id="R2UZuSAw"/&gt;&lt;style id="http://www.zotero.org/styles/chicago-shortened-notes-bibliography" locale="en-US" hasBibliography="1" bibliographyStyleHasBeenSet="0"/&gt;&lt;prefs&gt;&lt;pref name="fieldType" value="R</meta:user-defined>
    <meta:user-defined meta:name="ZOTERO_PREF_2">eferenceMark"/&gt;&lt;pref name="automaticJournalAbbreviations" value="true"/&gt;&lt;pref name="noteType" value="1"/&gt;&lt;/prefs&gt;&lt;/data&gt;</meta:user-defined>
  </office:meta>
</office:document-meta>
</file>